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0.515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39" table:default-cell-style-name="ce1"/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A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1_30_Z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A1:30:Z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A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A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A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A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A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6_m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6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B7_(old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B7:(old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1_m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1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3-0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3-0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3-0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3-0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2_m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2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4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4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4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7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7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7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C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C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5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5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5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6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6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6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D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D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1_m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1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2_m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2:m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E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E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10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1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10:(v1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10_(v2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10:(v2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F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F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2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2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2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G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G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H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H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H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1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1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2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2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(old)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7:(old)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7_zonder_onderbord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7:zonder:onderbord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3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3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J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J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2_20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2:20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4_20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4:20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K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K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0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0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1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1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9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19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19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2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2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3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a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3a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b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3b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c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3c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3_2011_bushalte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3:2011:bushalte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4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4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5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5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6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6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7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7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8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8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9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l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9l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>
          <table:table-cell office:value-type="string" calcext:value-type="string">
            <text:p>&lt;item name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 icon="traffic_signs/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L_L9r.png</text:p>
          </table:table-cell>
          <table:table-cell office:value-type="string" calcext:value-type="string">
            <text:p>" type="node,way,relation"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" text="Traffic sign position 1" ca.text="Senyal Posició 1" es.text="Señal Posición 1" default="off" value_off="" value_on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2" text="Traffic sign position 2" ca.text="Senyal Posició 2" es.text="Señal Posición 2" default="off" value_off="" value_on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heck key="traffic_sign:3" text="Traffic sign position 3" ca.text="Senyal Posició 3" es.text="Señal Posición 3" default="off" value_off="" value_on="</text:p>
          </table:table-cell>
          <table:table-cell office:value-type="string" calcext:value-type="string">
            <text:p>NL:L9r</text:p>
          </table:table-cell>
          <table:table-cell office:value-type="string" calcext:value-type="string">
            <text:p>" match="keyvalue!" /&gt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lt;combo key="side" text="Side of the way" ca.text="Costat de la via" es.text="Lado de la vía" values="right,left,both,up,down" es.display_values="derecho,izquierdo,ambos,superior,inferior" ca.display_values="dret,esquerre,ambdós,superior,inferior" <text:s/>default="right"/&gt;~&lt;combo key="direction" text="Direction of the traffic sign vs. way" ca.text="Direcció del senyal vs. via" es.text="Lado de la señal vs. vía" values="forward,backward,90,270" es.display_values="En el sentido de la marcha,En sentido contrario al de la marcha,90 grados sentido horario,270 grados sentido horario" ca.display_values="En sentit de la marxa,En sentit contrari a la marxa,90º sentit horari,270º sentit horari" <text:s/>default="forward"/&gt;~&lt;/item&gt;</text:p>
          </table:table-cell>
          <table:table-cell office:value-type="string" calcext:value-type="string">
            <text:p>~</text:p>
          </table:table-cell>
          <table:table-cell table:number-columns-repeated="235"/>
        </table:table-row>
        <table:table-row table:style-name="ro1" table:number-rows-repeated="1047727">
          <table:table-cell table:number-columns-repeated="257"/>
        </table:table-row>
        <table:table-row table:style-name="ro2" table:number-rows-repeated="65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21:49:34.7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9:43:11.878000000</meta:creation-date>
    <dc:date>2023-11-04T22:19:59.828000000</dc:date>
    <meta:editing-duration>PT7M44S</meta:editing-duration>
    <meta:editing-cycles>2</meta:editing-cycles>
    <meta:generator>LibreOffice/7.6.2.1$Windows_x86 LibreOffice_project/56f7684011345957bbf33a7ee678afaf4d2ba333</meta:generator>
    <meta:document-statistic meta:table-count="1" meta:cell-count="4158" meta:object-count="0"/>
  </office:meta>
</office:document-meta>
</file>